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Actividad 13: Primer repositorio en Github y Bitbucket</text:p>
      <text:p text:style-name="Normal">Bitbucket:</text:p>
      <text:p text:style-name="Normal"><text:a xlink:href="https://bitbucket.org/nahueldem/prueba_nahuel/src/master/" office:target-frame-name="_top" xlink:show="replace"><text:span text:style-name="Hipervínculo">https://bitbucket.org/nahueldem/prueba_nahuel/src/master/</text:span></text:a></text:p>
      <text:p text:style-name="Normal">Github:</text:p>
      <text:p text:style-name="Normal"><text:a xlink:href="https://github.com/NahuelDeM/Nahuel_Modulo0" office:target-frame-name="_top" xlink:show="replace"><text:span text:style-name="Hipervínculo">https://github.com/NahuelDeM/Nahuel_Modulo0</text:span></text:a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ahuel velazquez</meta:initial-creator>
    <dc:creator>nahuel velazquez</dc:creator>
    <meta:creation-date>2022-03-14T16:33:00Z</meta:creation-date>
    <dc:date>2022-03-14T16:33:00Z</dc:date>
    <meta:template xlink:href="Normal.dotm" xlink:type="simple"/>
    <meta:editing-cycles>1</meta:editing-cycles>
    <meta:editing-duration>PT0S</meta:editing-duration>
    <meta:document-statistic meta:page-count="1" meta:paragraph-count="1" meta:word-count="48" meta:character-count="316" meta:row-count="2" meta:non-whitespace-character-count="269"/>
  </office:meta>
</office:document-meta>
</file>